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officeooo:paragraph-rsid="001e3db7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15%" fo:text-align="justify" style:justify-single-word="false" style:text-autospace="none"/>
      <style:text-properties fo:color="#000000" loext:opacity="100%" style:font-name="Liberation Serif" fo:font-size="12pt" officeooo:paragraph-rsid="0021e32f" style:font-size-asian="12pt" style:font-name-complex="ARial" style:font-size-complex="12pt"/>
    </style:style>
    <style:style style:name="P3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color="#000000" loext:opacity="100%" style:font-name="Liberation Serif" fo:font-size="12pt" officeooo:paragraph-rsid="0021e32f" style:font-size-asian="12pt" style:font-name-complex="ARial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color="#000000" loext:opacity="100%" style:font-name="Liberation Serif" fo:font-size="12pt" officeooo:paragraph-rsid="001e3db7" style:font-size-asian="12pt" style:font-name-complex="ARial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text-properties style:font-name="Liberation Serif" fo:font-size="12pt" fo:font-style="normal" fo:font-weight="bold" officeooo:paragraph-rsid="001e3db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erif" fo:font-size="12pt" fo:font-style="normal" officeooo:paragraph-rsid="001e3db7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paragraph-rsid="00203ac9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paragraph-rsid="001e3db7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115%" fo:text-align="justify" style:justify-single-word="false" style:text-autospace="none"/>
      <style:text-properties style:font-name="Liberation Serif" fo:font-size="12pt" officeooo:paragraph-rsid="0021e32f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e3db7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rsid="0022d143" officeooo:paragraph-rsid="0024783f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rsid="0024783f" officeooo:paragraph-rsid="0024783f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rsid="0024783f" officeooo:paragraph-rsid="0027bd2d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text-properties style:font-name="Liberation Serif" fo:font-size="12pt" fo:font-weight="normal" officeooo:paragraph-rsid="001e3db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font-variant="normal" fo:text-transform="none" fo:color="#000000" loext:opacity="100%" style:font-name="Liberation Serif" fo:font-size="12pt" fo:letter-spacing="normal" fo:font-style="normal" fo:font-weight="normal" officeooo:rsid="0024783f" officeooo:paragraph-rsid="0024783f" fo:background-color="transparent" style:font-size-asian="12pt" style:font-style-asian="normal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1e32f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1e32f" fo:background-color="#ffff00" style:font-size-asian="12pt" style:font-style-asian="normal" style:font-weight-asian="normal" style:font-name-complex="ARial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font-variant="normal" fo:text-transform="none" fo:color="#222222" loext:opacity="100%" style:font-name="Liberation Serif" fo:font-size="12pt" fo:letter-spacing="normal" fo:font-style="normal" fo:font-weight="normal" officeooo:paragraph-rsid="001e3db7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font-variant="normal" fo:text-transform="none" fo:color="#222222" loext:opacity="100%" style:font-name="Liberation Serif" fo:font-size="12pt" fo:letter-spacing="normal" fo:font-style="normal" fo:font-weight="normal" officeooo:paragraph-rsid="001e3db7" fo:background-color="#ffff00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officeooo:paragraph-rsid="001e3db7" fo:background-color="#ffff00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fo:color="#000000" loext:opacity="100%" style:font-name="Liberation Serif" fo:font-size="12pt" fo:font-weight="normal" officeooo:rsid="0027cf6b" officeooo:paragraph-rsid="0027cf6b" style:font-size-asian="12pt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Liberation Serif" fo:font-size="12pt" fo:font-style="normal" fo:font-weight="normal" officeooo:paragraph-rsid="001e3db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fo:font-weight="normal" officeooo:paragraph-rsid="001e3db7" fo:background-color="#ffff0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officeooo:paragraph-rsid="001e3db7" fo:background-color="#ffff00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Liberation Serif" fo:font-size="12pt" officeooo:paragraph-rsid="001e3db7" fo:background-color="#ffff00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paragraph-rsid="001e3db7" fo:background-color="#ffff00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line-height="115%" fo:text-align="justify" style:justify-single-word="false" fo:orphans="0" fo:widows="0" fo:hyphenation-ladder-count="no-limit" style:text-autospace="none"/>
      <style:text-properties style:font-name="Liberation Serif" fo:font-size="12pt" officeooo:paragraph-rsid="0021e32f" fo:background-color="#ffff00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font-name="Liberation Serif" fo:font-size="12pt" officeooo:paragraph-rsid="001e3db7" fo:background-color="transparent" style:font-size-asian="12pt" style:font-size-complex="12pt"/>
    </style:style>
    <style:style style:name="T1" style:family="text">
      <style:text-properties fo:color="#000000" loext:opacity="100%" fo:font-weight="normal" officeooo:rsid="001e3db7" style:font-weight-asian="normal" style:font-name-complex="Arial" style:font-weight-complex="normal"/>
    </style:style>
    <style:style style:name="T2" style:family="text">
      <style:text-properties fo:color="#000000" loext:opacity="100%" fo:font-weight="normal" officeooo:rsid="001fd603" style:font-weight-asian="normal" style:font-name-complex="Arial" style:font-weight-complex="normal"/>
    </style:style>
    <style:style style:name="T3" style:family="text">
      <style:text-properties fo:color="#000000" loext:opacity="100%" fo:font-weight="normal" fo:background-color="transparent" loext:char-shading-value="0" style:font-weight-asian="normal" style:font-name-complex="Arial" style:font-weight-complex="normal"/>
    </style:style>
    <style:style style:name="T4" style:family="text">
      <style:text-properties fo:color="#000000" loext:opacity="100%" fo:font-weight="normal" officeooo:rsid="001fd603" fo:background-color="transparent" loext:char-shading-value="0" style:font-weight-asian="normal" style:font-name-complex="Arial" style:font-weight-complex="normal"/>
    </style:style>
    <style:style style:name="T5" style:family="text">
      <style:text-properties fo:color="#000000" loext:opacity="100%" fo:font-weight="normal" officeooo:rsid="00203ac9" fo:background-color="transparent" loext:char-shading-value="0" style:font-weight-asian="normal" style:font-name-complex="Arial" style:font-weight-complex="normal"/>
    </style:style>
    <style:style style:name="T6" style:family="text">
      <style:text-properties fo:color="#000000" loext:opacity="100%" style:font-name-complex="ARial"/>
    </style:style>
    <style:style style:name="T7" style:family="text">
      <style:text-properties fo:color="#000000" loext:opacity="100%" officeooo:rsid="0021e32f" style:font-name-complex="ARial"/>
    </style:style>
    <style:style style:name="T8" style:family="text">
      <style:text-properties fo:color="#000000" loext:opacity="100%" officeooo:rsid="00243625" style:font-name-complex="ARial"/>
    </style:style>
    <style:style style:name="T9" style:family="text">
      <style:text-properties fo:font-variant="normal" fo:text-transform="none" fo:color="#222222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22222" loext:opacity="100%" fo:letter-spacing="normal" fo:font-style="normal" fo:font-weight="normal" officeooo:rsid="001fd603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222222" loext:opacity="100%" fo:letter-spacing="normal" fo:font-style="normal" fo:font-weight="normal" style:font-style-asian="normal" style:font-weight-asian="normal" style:font-name-complex="Arial" style:font-style-complex="normal" style:font-weight-complex="normal"/>
    </style:style>
    <style:style style:name="T12" style:family="text">
      <style:text-properties fo:font-variant="normal" fo:text-transform="none" fo:color="#222222" loext:opacity="100%" fo:letter-spacing="normal" fo:font-style="normal" fo:font-weight="normal" officeooo:rsid="001fd603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variant="normal" fo:text-transform="none" fo:color="#222222" loext:opacity="100%" fo:letter-spacing="normal" fo:font-style="normal" fo:font-weight="normal" officeooo:rsid="00243625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name-complex="ARial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21e32f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43625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43625" style:font-style-asian="normal" style:font-weight-asian="normal" style:font-name-complex="ARial"/>
    </style:style>
    <style:style style:name="T19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style-asian="normal" style:font-weight-asian="normal" style:font-name-complex="Ari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203ac9" fo:background-color="transparent" loext:char-shading-value="0" style:font-style-asian="normal" style:font-weight-asian="normal" style:font-name-complex="Ari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1e32f" fo:background-color="transparent" loext:char-shading-value="0" style:font-style-asian="normal" style:font-weight-asian="normal" style:font-name-complex="Ari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43625" fo:background-color="transparent" loext:char-shading-value="0" style:font-style-asian="normal" style:font-weight-asian="normal" style:font-name-complex="Ari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24783f" fo:background-color="transparent" loext:char-shading-value="0" style:font-style-asian="normal" style:font-weight-asian="normal" style:font-name-complex="Ari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25df30" fo:background-color="transparent" loext:char-shading-value="0" style:font-style-asian="normal" style:font-weight-asian="normal" style:font-name-complex="Ari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260425" fo:background-color="transparent" loext:char-shading-value="0" style:font-style-asian="normal" style:font-weight-asian="normal" style:font-name-complex="Ari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272430" fo:background-color="transparent" loext:char-shading-value="0" style:font-style-asian="normal" style:font-weight-asian="normal" style:font-name-complex="Ari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27bd2d" fo:background-color="transparent" loext:char-shading-value="0" style:font-style-asian="normal" style:font-weight-asian="normal" style:font-name-complex="Arial" style:font-weight-complex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27cf6b" fo:background-color="transparent" loext:char-shading-value="0" style:font-style-asian="normal" style:font-weight-asian="normal" style:font-name-complex="Arial" style:font-weight-complex="normal"/>
    </style:style>
    <style:style style:name="T29" style:family="text">
      <style:text-properties fo:font-variant="normal" fo:text-transform="none" fo:color="#000000" loext:opacity="100%" fo:letter-spacing="normal" fo:font-style="italic" fo:font-weight="normal" style:font-style-asian="italic" style:font-weight-asian="normal" style:font-name-complex="ARial"/>
    </style:style>
    <style:style style:name="T30" style:family="text">
      <style:text-properties fo:font-variant="normal" fo:text-transform="none" fo:color="#000000" loext:opacity="100%" fo:letter-spacing="normal" fo:font-style="italic" fo:font-weight="normal" style:font-style-asian="italic" style:font-weight-asian="normal" style:font-name-complex="ARial" style:font-style-complex="normal" style:font-weight-complex="normal"/>
    </style:style>
    <style:style style:name="T31" style:family="text">
      <style:text-properties style:font-style-complex="normal" style:font-weight-complex="normal"/>
    </style:style>
    <style:style style:name="T32" style:family="text">
      <style:text-properties officeooo:rsid="0021e32f" style:font-style-complex="normal" style:font-weight-complex="normal"/>
    </style:style>
    <style:style style:name="T33" style:family="text">
      <style:text-properties fo:color="#222222" loext:opacity="100%" style:font-name-complex="Arial" style:font-style-complex="normal" style:font-weight-complex="normal"/>
    </style:style>
    <style:style style:name="T34" style:family="text">
      <style:text-properties fo:color="#222222" loext:opacity="100%" officeooo:rsid="0021e32f" style:font-name-complex="Arial" style:font-style-complex="normal" style:font-weight-complex="normal"/>
    </style:style>
    <style:style style:name="T35" style:family="text">
      <style:text-properties fo:color="#222222" loext:opacity="100%" officeooo:rsid="00243625" style:font-name-complex="Arial" style:font-style-complex="normal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Natural resources on which renewable generation might present considerable variations over different timescales according to wind speed fluctuations and the presence of clouds and other climate variables [1-7]. This intermittence often results in higher costs and </text:span><text:span text:style-name="T2">complications in the operation of a power grid</text:span><text:span text:style-name="T1"> [5,8,9]. </text:span><text:span text:style-name="T2">In a global context of growing share of renewable-based power generation, the prediction of these resources over different time scales is of crucial importance </text:span><text:span text:style-name="T4">[10,11]. Weather forecasts are widely used to anticipate the variability in renewable power up to 10 days [12,13</text:span><text:span text:style-name="T5">]; and</text:span><text:span text:style-name="T4"> </text:span><text:span text:style-name="T5">recent developments in the field of climate prediction are fostering the implementation of sub-seasonal and seasonal forecasts [1</text:span><text:span text:style-name="T4">4</text:span><text:span text:style-name="T5">,1</text:span><text:span text:style-name="T4">5</text:span><text:span text:style-name="T5">]. </text:span></text:p>
      <text:p text:style-name="P11"><text:span text:style-name="T5">P</text:span><text:span text:style-name="T3">art of the sub-seasonal climate variability is attributable to the Madden Julian Oscilation (MJO) </text:span><text:span text:style-name="T20">[20], </text:span><text:span text:style-name="T22">which reflects intra-seasonal variations in tropical convection with a period which ranges between 60 to 90 days [21,22] </text:span><text:span text:style-name="T23">that, in turn, alter mid-latitude atmospheric circulation patterns </text:span><text:span text:style-name="T19">[26, 27]</text:span><text:span text:style-name="T23">. </text:span><text:span text:style-name="T19">A number of studies have reported relationships between this oscillation and weather variables over different regions worldwide </text:span><text:span text:style-name="T20">[</text:span><text:span text:style-name="T21">2</text:span><text:span text:style-name="T22">3</text:span><text:span text:style-name="T20">-</text:span><text:span text:style-name="T19">2</text:span><text:span text:style-name="T22">7</text:span><text:span text:style-name="T20">]. </text:span><text:span text:style-name="T19">In recent years there have been advances regarding the predictability of the MJO </text:span><text:span text:style-name="T20">[2</text:span><text:span text:style-name="T22">7</text:span><text:span text:style-name="T20">-</text:span><text:span text:style-name="T21">2</text:span><text:span text:style-name="T22">9</text:span><text:span text:style-name="T20">]. </text:span><text:span text:style-name="T19">Nevertheless, </text:span><text:span text:style-name="T22">studies referring to the MJO as potential predictor of renewable energy resources are so far scarce [28].</text:span></text:p>
      <text:p text:style-name="P12"><text:span text:style-name="T22">I </text:span><text:span text:style-name="T19">propose to </text:span><text:span text:style-name="T24">explore the statistical relationships between </text:span><text:span text:style-name="T19">the different phases of the MJO and its amplitude </text:span><text:span text:style-name="T24">and</text:span><text:span text:style-name="T19"> </text:span><text:span text:style-name="T24">renewable energy resources (</text:span><text:span text:style-name="T19">wind speed and solar radiation</text:span><text:span text:style-name="T24">)</text:span><text:span text:style-name="T19"> over different regions of interest </text:span><text:span text:style-name="T24">worldwide</text:span><text:span text:style-name="T19">, using measured (when available), and reanalysis-derived data. </text:span></text:p>
      <text:p text:style-name="P13"><text:span text:style-name="T25">The participation in the </text:span><text:span text:style-name="T19">Associates Programme </text:span><text:span text:style-name="T25">will be beneficial in many aspects.</text:span><text:span text:style-name="T19"> The exposure to the highly active research environment </text:span><text:span text:style-name="T28">of </text:span><text:span text:style-name="T26">the Climate applications Area at ICTP</text:span><text:span text:style-name="T19"> will provide a unique opportunity to </text:span><text:span text:style-name="T27">collaborate</text:span><text:span text:style-name="T19"> </text:span><text:span text:style-name="T26">with colleagues in the field climate variability </text:span><text:span text:style-name="T28">and develop high-quality research outputs</text:span><text:span text:style-name="T26">. </text:span><text:span text:style-name="T27">It will bring the opportunity</text:span><text:span text:style-name="T19"> </text:span><text:span text:style-name="T28">to </text:span><text:span text:style-name="T19">attend </text:span><text:span text:style-name="T27">courses and</text:span><text:span text:style-name="T19"> workshops </text:span><text:span text:style-name="T27">related to the proposed topic, </text:span><text:span text:style-name="T28">and present the results of the proposed research plan to a specialized audience</text:span><text:span text:style-name="T27">. </text:span></text:p>
      <text:p text:style-name="P15"/>
      <text:p text:style-name="P21">References:</text:p>
      <text:p text:style-name="P21"/>
      <text:p text:style-name="P22">1. Ren21, R. (2020). Global Status Report, 2020.</text:p>
      <text:p text:style-name="P5"/>
      <text:p text:style-name="P22">2. World Wind Energy Association. (2015). New record in worldwide wind installations. WWEA Bull, (1), 4-5.</text:p>
      <text:p text:style-name="P6"/>
      <text:p text:style-name="P23">3. Cosseron, A., Gunturu, U. B., &amp; Schlosser, C. A. (2013). Characterization of the wind power resource in Europe and its intermittency. Energy Procedia, 40, 58-66.</text:p>
      <text:p text:style-name="P24"/>
      <text:p text:style-name="P23">4. Grams, C. M., Beerli, R., Pfenninger, S., Staffell, I., &amp; Wernli, H. (2017). Balancing Europe’s wind-power output through spatial deployment informed by weather regimes. Nature climate change, 7(8), 557-562.</text:p>
      <text:p text:style-name="P24"/>
      <text:p text:style-name="P23">5. Guozden, T., Carbajal, J. P., Bianchi, E., &amp; Solarte, A. (2020). Optimized balance between electricity load and wind-solar energy production. Frontiers in Energy Research, 8, 16.</text:p>
      <text:p text:style-name="P24"/>
      <text:p text:style-name="P23">6. Hoste, G., Dvorak, M., &amp; Jacobson, M. Z. (2009). Matching hourly and peak demand by combining different renewable energy sources. Sanford University, Department of Civil and Environmental Engineering.</text:p>
      <text:p text:style-name="P24"/>
      <text:p text:style-name="P23">7. Gross, R., Heptonstall, P., Anderson, D., Green, T., Leach, M., &amp; Skea, J. (2006). The Costs and Impacts of Intermittency: An assessment of the evidence on the costs and impacts of intermittent generation on the British electricity network.</text:p>
      <text:p text:style-name="P6"><text:soft-page-break/></text:p>
      <text:p text:style-name="P23">8. Bett, P. E., Thornton, H. E., Troccoli, A., De Felice, M., Suckling, E., Dubus, L., ... &amp; Brayshaw, D. J. (2022). A simplified seasonal forecasting strategy, applied to wind and solar power in Europe. Climate services, 27, 100318.</text:p>
      <text:p text:style-name="P24"/>
      <text:p text:style-name="P25"><text:span text:style-name="T36">9. </text:span><text:span text:style-name="T9">Orlov, A., Sillmann, J., &amp; Vigo, I. (2020). Better seasonal forecasts for the renewable energy industry. Nature Energy, 5(2), 108-110.</text:span></text:p>
      <text:p text:style-name="P20"/>
      <text:p text:style-name="P25"><text:span text:style-name="T9">1</text:span><text:span text:style-name="T10">0</text:span><text:span text:style-name="T9">. Torralba, V., Doblas-Reyes, F. J., MacLeod, D., Christel, I., &amp; Davis, M. (2017). Seasonal cl</text:span><text:span text:style-name="T10">i</text:span><text:span text:style-name="T9">mate prediction: a new source of information for the management of wind energy resources. Journal of Applied Meteorology and Climatology, 56(5), 1231-1247.</text:span></text:p>
      <text:p text:style-name="P1"/>
      <text:p text:style-name="P10"><text:span text:style-name="T9">1</text:span><text:span text:style-name="T10">1</text:span><text:span text:style-name="T9">. Soberanis, M. E., &amp; Mérida, W. (2015). Regarding the influence of the Van der Hoven spectrum on wind energy applications in the meteorological mesoscale and microscale. Renewable Energy, 81, 286-292.</text:span></text:p>
      <text:p text:style-name="P1"/>
      <text:p text:style-name="P25"><text:span text:style-name="T9">1</text:span><text:span text:style-name="T10">2</text:span><text:span text:style-name="T9">. Watson, S. (2019). Quantifying the variability of wind energy. Advances in Energy Systems: The Large‐scale Renewable Energy Integration Challenge, 355-368.</text:span></text:p>
      <text:p text:style-name="P20"/>
      <text:p text:style-name="P25"><text:span text:style-name="T9">1</text:span><text:span text:style-name="T10">3</text:span><text:span text:style-name="T9">. Graff, M., Pena, R., Medina, A., &amp; Escalante, H. J. (2014). Wind speed forecasting using a portfolio of forecasters. Renewable Energy, 68, 550-559.</text:span></text:p>
      <text:p text:style-name="P1"/>
      <text:p text:style-name="P25"><text:span text:style-name="T9">1</text:span><text:span text:style-name="T10">4</text:span><text:span text:style-name="T9">. Lledó, L., Bellprat, O., Doblas‐Reyes, F. J., &amp; Soret, A. (2018). Investigating the effects of Pacific sea surface temperatures on the wind drought of 2015 over the United States. Journal of Geophysical Research: Atmospheres, 123(10), 4837-4849.</text:span></text:p>
      <text:p text:style-name="P1"/>
      <text:p text:style-name="P28"><text:span text:style-name="T9">1</text:span><text:span text:style-name="T10">5</text:span><text:span text:style-name="T9">. Malloy, J. W., Krahenbuhl, D. S., Bush, C. E., Balling Jr, R. C., Santoro, M. M., White, J. R., ... &amp; Cerveny, R. S. (2015). A surface wind extremes (“wind lulls” and “wind blows”) climatology for central North America and adjoining oceans (1979–2012). Journal of Applied Meteorology and Climatology, 54(3), 643-657.</text:span></text:p>
      <text:p text:style-name="P20"/>
      <text:p text:style-name="P25"><text:span text:style-name="T9">1</text:span><text:span text:style-name="T10">6</text:span><text:span text:style-name="T9">. Lledó, L., Torralba, V., Soret, A., Ramon, J., &amp; Doblas-Reyes, F. J. (2019). Seasonal forecasts of wind power generation. Renewable Energy, 143, 91-100.</text:span></text:p>
      <text:p text:style-name="P1"/>
      <text:p text:style-name="P25"><text:span text:style-name="T9">1</text:span><text:span text:style-name="T10">7</text:span><text:span text:style-name="T9">. Clark, R. T., Bett, P. E., Thornton, H. E., &amp; Scaife, A. A. (2017). Skilful seasonal predictions for the European energy industry. Environmental Research Letters, 12(2), 024002.</text:span></text:p>
      <text:p text:style-name="P14"/>
      <text:p text:style-name="P10"><text:span text:style-name="T9">1</text:span><text:span text:style-name="T10">8</text:span><text:span text:style-name="T9">. Doblas‐Reyes, F. J., García‐Serrano, J., Lienert, F., Biescas, A. P., &amp; Rodrigues, L. R. (2013). Seasonal climate predictability and forecasting: status and prospects. Wiley Interdisciplinary Reviews: Climate Change, 4(4), 245-268.</text:span></text:p>
      <text:p text:style-name="P14"/>
      <text:p text:style-name="P8"><text:span text:style-name="T12">19</text:span><text:span text:style-name="T11">. Buontempo, C., Hanlon, H. M., Soares, M. B., Christel, I., Soubeyroux, J. M., Viel, C., ... &amp; Liggins, F. (2018). What have we learnt from EUPORIAS climate service prototypes?. Climate Services, 9, 21-32.</text:span></text:p>
      <text:p text:style-name="P18"/>
      <text:p text:style-name="P19">[20] Doblas Reyes, F. J., García Serrano, J., Lienert, F., Biescas, A. P., &amp; Rodrigues, L. R. (2013). Seasonal climate predictability and forecasting: status and prospects. Wiley Interdisciplinary Reviews: Climate Change, 4(4), 245-268.</text:p>
      <text:p text:style-name="P18"/>
      <text:p text:style-name="P26"><text:span text:style-name="T11">[2</text:span><text:span text:style-name="T13">1</text:span><text:span text:style-name="T11">] Zhang, C. (2005). Madden-julian oscillation. Reviews of Geophysics, 43(2).</text:span></text:p>
      <text:p text:style-name="P18"/>
      <text:p text:style-name="P26"><text:soft-page-break/><text:span text:style-name="T11">[2</text:span><text:span text:style-name="T13">2</text:span><text:span text:style-name="T11">] Kim, H., Vitart, F., &amp; Waliser, D. E. (2018). Prediction of the Madden–Julian oscillation: A review. Journal of Climate, 31(23), 9425-9443.</text:span></text:p>
      <text:p text:style-name="P18"/>
      <text:p text:style-name="P27"><text:span text:style-name="T15">[</text:span><text:span text:style-name="T16">2</text:span><text:span text:style-name="T17">3</text:span><text:span text:style-name="T15">] Bond, N. A., &amp; Vecchi, G. A. (2003). The influence of the Madden–Julian oscillation on precipitation in Oregon and Washington. Weather and Forecasting, 18(4), 600-613.</text:span></text:p>
      <text:p text:style-name="P16"/>
      <text:p text:style-name="P9"><text:span text:style-name="T6">[</text:span><text:span text:style-name="T7">2</text:span><text:span text:style-name="T8">4</text:span><text:span text:style-name="T6">] </text:span><text:span text:style-name="T14">Zaitchik, B. F. (2017). Madden-Julian Oscillation impacts on tropical African precipitation. Atmospheric Research, 184, 88-102.</text:span></text:p>
      <text:p text:style-name="P2"/>
      <text:p text:style-name="P17"><text:span text:style-name="T33">[</text:span><text:span text:style-name="T34">2</text:span><text:span text:style-name="T35">5</text:span><text:span text:style-name="T33">] Lin, H., &amp; Brunet, G. (2009). The influence of the Madden–Julian oscillation on Canadian wintertime surface air temperature. Monthly Weather Review, 137(7), 2250-2262. </text:span></text:p>
      <text:p text:style-name="P4"/>
      <text:p text:style-name="P27"><text:span text:style-name="T14">[2</text:span><text:span text:style-name="T18">6</text:span><text:span text:style-name="T14">] Alvarez, M. S., Vera, C. S., Kiladis, G. N., &amp; Liebmann, B. (2016). Influence of the Madden Julian Oscillation on precipitation and surface air temperature in South America. </text:span><text:span text:style-name="T29">Climate Dynamics</text:span><text:span text:style-name="T14">, </text:span><text:span text:style-name="T29">46</text:span><text:span text:style-name="T14">(1), 245-262.</text:span></text:p>
      <text:p text:style-name="P3"/>
      <text:p text:style-name="P27"><text:span text:style-name="T15">[2</text:span><text:span text:style-name="T17">7</text:span><text:span text:style-name="T15">] Jacques-Coper, M., Brönnimann, S., Martius, O., Vera, C. S., &amp; Cerne, S. B. (2015). Evidence for a modulation of the intraseasonal summer temperature in Eastern Patagonia by the Madden-Julian Oscillation. </text:span><text:span text:style-name="T30">Journal of Geophysical Research: Atmospheres</text:span><text:span text:style-name="T15">, </text:span><text:span text:style-name="T30">120</text:span><text:span text:style-name="T15">(15), 7340-7357.</text:span></text:p>
      <text:p text:style-name="P16"/>
      <text:p text:style-name="P27"><text:span text:style-name="T15">[2</text:span><text:span text:style-name="T17">8</text:span><text:span text:style-name="T15">] Kim, H., Vitart, F., &amp; Waliser, D. E. (2018). Prediction of the Madden–Julian oscillation: A review. </text:span><text:span text:style-name="T30">Journal of Climate</text:span><text:span text:style-name="T15">, </text:span><text:span text:style-name="T30">31</text:span><text:span text:style-name="T15">(23), 9425-9443.</text:span></text:p>
      <text:p text:style-name="P3"/>
      <text:p text:style-name="P17"><text:span text:style-name="T31">[</text:span><text:span text:style-name="T32">29</text:span><text:span text:style-name="T31">] Waliser, D. E., Lau, K. M., Stern, W., &amp; Jones, C. (2003). Potential predictability of the Madden–Julian oscillation. Bulletin of the American Meteorological Society, 84(1), 33-5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9:39:52.095834331</meta:creation-date>
    <meta:generator>LibreOffice/7.3.7.2$Linux_X86_64 LibreOffice_project/30$Build-2</meta:generator>
    <dc:date>2024-09-18T11:39:50.263039490</dc:date>
    <meta:editing-duration>PT1H37M5S</meta:editing-duration>
    <meta:editing-cycles>6</meta:editing-cycles>
    <meta:document-statistic meta:table-count="0" meta:image-count="0" meta:object-count="0" meta:page-count="3" meta:paragraph-count="34" meta:word-count="1124" meta:character-count="7561" meta:non-whitespace-character-count="6473"/>
  </office:meta>
</office:document-meta>
</file>